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>
      <style:text-properties officeooo:paragraph-rsid="00127341"/>
    </style:style>
    <style:style style:name="P8" style:family="paragraph" style:parent-style-name="Text_20_body">
      <style:paragraph-properties fo:text-align="center" style:justify-single-word="false"/>
      <style:text-properties officeooo:paragraph-rsid="00127341"/>
    </style:style>
    <style:style style:name="P9" style:family="paragraph" style:parent-style-name="Text_20_body">
      <style:text-properties officeooo:paragraph-rsid="001365b5"/>
    </style:style>
    <style:style style:name="T1" style:family="text">
      <style:text-properties officeooo:rsid="00127341"/>
    </style:style>
    <style:style style:name="T2" style:family="text">
      <style:text-properties style:font-name="Liberation Serif" officeooo:rsid="001273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5b5" style:font-weight-asian="bold" style:font-weight-complex="bold"/>
    </style:style>
    <style:style style:name="T5" style:family="text">
      <style:text-properties officeooo:rsid="001365b5"/>
    </style:style>
    <style:style style:name="T6" style:family="text">
      <style:text-properties fo:font-weight="normal" officeooo:rsid="001365b5" style:font-weight-asian="normal" style:font-weight-complex="normal"/>
    </style:style>
    <style:style style:name="T7" style:family="text">
      <style:text-properties style:font-name="Liberation Mono" fo:font-weight="normal" officeooo:rsid="001365b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Hilbert Fraktál Turtlesim Dokumentáció</text:span></text:h>
      <text:p text:style-name="P8"><text:span text:style-name="Strong_20_Emphasis"><text:span text:style-name="T1">Gyömörey Domonkos (HRL7EX)</text:span></text:span></text:p>
      <text:h text:style-name="Heading_20_2" text:outline-level="2"><text:span text:style-name="Strong_20_Emphasis">Áttekintés</text:span></text:h>
      <text:p text:style-name="Text_20_body">Ez a Python program ROS 2 segítségével egy vagy több <text:span text:style-name="Source_20_Text">turtlesim</text:span> teknőst irányít úgy, hogy egy Hilbert-görbe fraktált rajzoljanak a képernyőre. A Hilbert-görbe egy rekurzív, síkbeli térkitöltő fraktál. Az útvonal <text:span text:style-name="Strong_20_Emphasis">optimalizálva</text:span> van, azaz minden olyan pont, ahol a teknős egy egyenes szakaszon haladna tovább, automatikusan kihagyásra kerül, így rövidebb és hatékonyabb mozgást eredményez.</text:p>
      <text:p text:style-name="Horizontal_20_Line"/>
      <text:h text:style-name="Heading_20_2" text:outline-level="2"><text:span text:style-name="Strong_20_Emphasis">Főbb funkciók</text:span></text:h>
      <text:list xml:id="list3279427767" text:style-name="L1">
        <text:list-item>
          <text:p text:style-name="P3"><text:span text:style-name="Strong_20_Emphasis">Hilbert-görbe generálása</text:span> adott rendű mélységig (<text:span text:style-name="Source_20_Text">hilbert_curve</text:span>)</text:p>
        </text:list-item>
        <text:list-item>
          <text:p text:style-name="P3">A generált pontok normálása és középre igazítása (<text:span text:style-name="Source_20_Text">normalize_and_center</text:span>)</text:p>
        </text:list-item>
        <text:list-item>
          <text:p text:style-name="P3">Több teknős indítása (<text:span text:style-name="Source_20_Text">spawn_turtle_sync</text:span>) egyedi kezdőpozíciókkal</text:p>
        </text:list-item>
        <text:list-item>
          <text:p text:style-name="P3">Minden teknős más-más fraktál mélységet rajzol</text:p>
        </text:list-item>
        <text:list-item>
          <text:p text:style-name="P3">A rajzolt útvonal <text:span text:style-name="Strong_20_Emphasis">optimalizálva</text:span> van: ha három egymást követő pont közül a középső nem változtat irányt, kihagyásra kerül</text:p>
        </text:list-item>
        <text:list-item>
          <text:p text:style-name="P3">Színes és különböző vastagságú vonalak jelölik a mélységet</text:p>
        </text:list-item>
        <text:list-item>
          <text:p text:style-name="P3">Alacsonyabb mélységű teknősök gyorsabban mozognak.</text:p>
        </text:list-item>
      </text:list>
      <text:p text:style-name="Horizontal_20_Line"/>
      <text:h text:style-name="Heading_20_2" text:outline-level="2"><text:span text:style-name="Strong_20_Emphasis">Főbb osztályok és függvények</text:span></text:h>
      <text:h text:style-name="Heading_20_3" text:outline-level="3"><text:span text:style-name="Source_20_Text">Config</text:span> (konstansok)</text:h>
      <text:p text:style-name="Text_20_body">A fraktál és a teknősök viselkedésének konfigurációját tartalmazza:</text:p>
      <text:list xml:id="list1064089183" text:style-name="L2">
        <text:list-item>
          <text:p text:style-name="P4"><text:span text:style-name="Source_20_Text">TARGET_CENTER</text:span>: a rajzolt ábra középpontja</text:p>
        </text:list-item>
        <text:list-item>
          <text:p text:style-name="P4"><text:span text:style-name="Source_20_Text">TARGET_SIZE</text:span>: a fraktál célmérete</text:p>
        </text:list-item>
        <text:list-item>
          <text:p text:style-name="P4"><text:span text:style-name="Source_20_Text">DEPTH_COLORS</text:span>: minden mélységhez tartozó egyedi szín</text:p>
        </text:list-item>
        <text:list-item>
          <text:p text:style-name="P4"><text:span text:style-name="Source_20_Text">PEN_MIN_WIDTH</text:span> – <text:span text:style-name="Source_20_Text">PEN_MAX_WIDTH</text:span>: a vonalvastagság skálázása mélység szerint</text:p>
        </text:list-item>
        <text:list-item>
          <text:p text:style-name="P4"><text:span text:style-name="Source_20_Text">SPAWN_X_OFFSET</text:span>: a teknősök közötti kezdő pozíció eltolása</text:p>
        </text:list-item>
      </text:list>
      <text:p text:style-name="Horizontal_20_Line"/>
      <text:h text:style-name="Heading_20_3" text:outline-level="3"><text:span text:style-name="Source_20_Text">hilbert_curve(order, size)</text:span></text:h>
      <text:p text:style-name="Text_20_body">Rekurzívan generálja a Hilbert-görbe pontjait.</text:p>
      <text:p text:style-name="Horizontal_20_Line"><text:soft-page-break/></text:p>
      <text:h text:style-name="Heading_20_3" text:outline-level="3"><text:span text:style-name="Source_20_Text">normalize_and_center(points)</text:span></text:h>
      <text:p text:style-name="Text_20_body">A görbe pontjait átméretezi és a képernyő közepére pozícionálja.</text:p>
      <text:p text:style-name="Horizontal_20_Line"/>
      <text:h text:style-name="Heading_20_3" text:outline-level="3"><text:span text:style-name="Source_20_Text">get_color_by_depth(depth)</text:span></text:h>
      <text:p text:style-name="Text_20_body">A megadott mélység alapján visszaad egy RGB színt.</text:p>
      <text:p text:style-name="Horizontal_20_Line"/>
      <text:h text:style-name="Heading_20_3" text:outline-level="3"><text:span text:style-name="Source_20_Text">get_pen_width(depth, max_depth)</text:span></text:h>
      <text:p text:style-name="Text_20_body">A mélység alapján kiszámítja az aktuális teknős tollvastagságát.</text:p>
      <text:p text:style-name="Horizontal_20_Line"/>
      <text:h text:style-name="Heading_20_3" text:outline-level="3"><text:span text:style-name="Source_20_Text">FractalWalker(Node)</text:span></text:h>
      <text:p text:style-name="Text_20_body">Egy ROS 2 <text:span text:style-name="Source_20_Text">Node</text:span>, amely egy teknőst vezérel:</text:p>
      <text:list xml:id="list1292780962" text:style-name="L3">
        <text:list-item>
          <text:p text:style-name="P5">Mozgatja a teknőst a pontokon keresztül.</text:p>
        </text:list-item>
        <text:list-item>
          <text:p text:style-name="P5">Először teleportál az első pontra, majd tollat leengedve követi a pályát.</text:p>
        </text:list-item>
        <text:list-item>
          <text:p text:style-name="P5">A mozgás <text:span text:style-name="Strong_20_Emphasis"><text:span text:style-name="T1">arányos szabályzó vezérléssel</text:span></text:span> történik:</text:p>
          <text:list>
            <text:list-item>
              <text:p text:style-name="P5">Szögeltérés → <text:span text:style-name="Source_20_Text">angular.z</text:span></text:p>
            </text:list-item>
            <text:list-item>
              <text:p text:style-name="P5">Távolság → <text:span text:style-name="Source_20_Text">linear.x</text:span></text:p>
            </text:list-item>
          </text:list>
        </text:list-item>
        <text:list-item>
          <text:p text:style-name="P5">A sebesség és kanyarodási érzékenység a <text:span text:style-name="T3">mélység alapján</text:span> <text:span text:style-name="T1">is </text:span>csökken.</text:p>
        </text:list-item>
      </text:list>
      <text:h text:style-name="Heading_20_4" text:outline-level="4">Optimalizálás:</text:h>
      <text:p text:style-name="Text_20_body">A Hilbert-görbe pontjait <text:span text:style-name="Strong_20_Emphasis">szűri</text:span>: ha három pont egymás után egy egyenes vonalat alkot, a középső kihagyásra kerül, így kevesebb, de azonos útvonalat eredményez.</text:p>
      <text:p text:style-name="Preformatted_20_Text">python</text:p>
      <text:p text:style-name="Preformatted_20_Text">MásolásSzerkesztés</text:p>
      <text:p text:style-name="P1"><text:span text:style-name="Source_20_Text">if before[0] == after[0] or before[1] == after[1]:</text:span></text:p>
      <text:p text:style-name="P2"><text:span text:style-name="Source_20_Text"><text:s text:c="4"/>continue</text:span></text:p>
      <text:p text:style-name="Text_20_body">Ez biztosítja, hogy a teknős ne álljon meg és forduljon feleslegesen, így <text:span text:style-name="Strong_20_Emphasis">gyorsabban és simábban</text:span> halad végig a görbén.</text:p>
      <text:p text:style-name="Horizontal_20_Line"/>
      <text:h text:style-name="Heading_20_3" text:outline-level="3"><text:span text:style-name="Source_20_Text">spawn_turtle_sync(node, name, x, y, theta)</text:span></text:h>
      <text:p text:style-name="Text_20_body">Szinronizált módon új teknőst hoz létre a megadott pozícióban.</text:p>
      <text:p text:style-name="Horizontal_20_Line"/>
      <text:h text:style-name="Heading_20_3" text:outline-level="3"><text:soft-page-break/><text:span text:style-name="Source_20_Text">main(args)</text:span></text:h>
      <text:list xml:id="list2804979745" text:style-name="L4">
        <text:list-item>
          <text:p text:style-name="P6">Inicializálja a ROS 2 rendszert.</text:p>
        </text:list-item>
        <text:list-item>
          <text:p text:style-name="P6">Létrehozza a szükséges számú teknőst.</text:p>
        </text:list-item>
        <text:list-item>
          <text:p text:style-name="P6">Mindegyikhez egy <text:span text:style-name="Source_20_Text">FractalWalker</text:span> példányt hoz létre.</text:p>
        </text:list-item>
        <text:list-item>
          <text:p text:style-name="P6">Futtatja az összes teknőst paralel módon, amíg be nem fejezik a pályát.</text:p>
        </text:list-item>
      </text:list>
      <text:p text:style-name="Horizontal_20_Line"/>
      <text:h text:style-name="Heading_20_2" text:outline-level="2"><text:span text:style-name="Strong_20_Emphasis">Használat</text:span></text:h>
      <text:p text:style-name="P9"><text:span text:style-name="Strong_20_Emphasis"><text:span text:style-name="T5">Előszőr buildeljük a packaget</text:span></text:span></text:p>
      <text:p text:style-name="P9"><text:span text:style-name="Strong_20_Emphasis"><text:span text:style-name="T7">$colcon build –package-select hilbert_walker</text:span></text:span></text:p>
      <text:p text:style-name="P7"><text:span text:style-name="Source_20_Text"><text:span text:style-name="T1">$ros2 launch hilbert_walker walker_launch.py</text:span></text:span></text:p>
      <text:p text:style-name="P7"><text:span text:style-name="Source_20_Text"><text:span text:style-name="T2">Ez a parancs futtatja a turtle sim-et és a fractal walkert is egyben.</text:span></text:span></text:p>
      <text:p text:style-name="Horizontal_20_Line"/>
      <text:h text:style-name="Heading_20_2" text:outline-level="2"><text:span text:style-name="Strong_20_Emphasis">Kimenet</text:span></text:h>
      <text:p text:style-name="Text_20_body">A teknősök egyre bonyolultabb Hilbert-görbéket rajzolnak különböző színekkel és vonalvastagsággal. Az optimalizált útvonal miatt kevesebb mozgás és simább rajz jön lét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8:06:40.035705649</meta:creation-date>
    <dc:date>2025-05-16T08:14:34.621474060</dc:date>
    <meta:editing-duration>PT7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57" meta:word-count="414" meta:character-count="3050" meta:non-whitespace-character-count="2710"/>
  </office:meta>
</office:document-meta>
</file>